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D0000007148FB6BDC.png" manifest:media-type="image/png"/>
  <manifest:file-entry manifest:full-path="Pictures/1000037100001D7900000BB015E29A52.svg" manifest:media-type="image/svg+xml"/>
  <manifest:file-entry manifest:full-path="Pictures/100002010000005200000030C17045EC.png" manifest:media-type="image/png"/>
  <manifest:file-entry manifest:full-path="Pictures/100002E200000887000004FF98900CB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VRT_20_Light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7cm" svg:stroke-color="#666666" draw:marker-start="" draw:marker-start-width="0.305cm" draw:marker-start-center="false" draw:marker-end="" draw:marker-end-width="0.305cm" draw:marker-end-center="false" draw:fill="gradient" draw:fill-color="#cfe7f5" draw:fill-gradient-name="Greyscale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Purple_20_Square_20_BR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Axial_20_H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cm" svg:stroke-color="#b2b2b2" draw:marker-start="" draw:marker-start-width="0.305cm" draw:marker-start-center="false" draw:marker-end="" draw:marker-end-width="0.305cm" draw:marker-end-center="false" draw:fill="gradient" draw:fill-color="#cfe7f5" draw:fill-gradient-name="Light_20_Grey_20_Linear_20_B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7cm" svg:stroke-color="#000000" draw:marker-start="" draw:marker-start-width="0.305cm" draw:marker-start-center="false" draw:marker-end="" draw:marker-end-width="0.305cm" draw:marker-end-center="false" draw:fill="none" draw:fill-color="#cfe7f5" draw:textarea-horizontal-align="justify" draw:textarea-vertical-align="middle" draw:auto-grow-height="false" fo:padding-top="0.16cm" fo:padding-bottom="0.16cm" fo:padding-left="0.285cm" fo:padding-right="0.285cm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Purple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6cm" fo:padding-bottom="0.06cm" fo:padding-left="0.185cm" fo:padding-right="0.1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Purp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6cm" fo:padding-bottom="0.06cm" fo:padding-left="0.185cm" fo:padding-right="0.1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6cm" fo:padding-bottom="0.16cm" fo:padding-left="0.285cm" fo:padding-right="0.28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2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000000" draw:secondary-fill-color="#cfe7e5" draw:fill-gradient-name="Light_20_Blue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6cm" fo:padding-bottom="0.16cm" fo:padding-left="0.285cm" fo:padding-right="0.28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86cm" svg:height="1.429cm" svg:x="8.554cm" svg:y="2.726cm" svg:viewBox="0 0 2087 1430" svg:d="M1029 0c907 0 1058 533 1058 1010-302 318-1511 636-2083 226-32-464 119-1236 1025-1236z">
            <text:p/>
          </draw:path>
          <draw:path draw:style-name="gr2" draw:text-style-name="P1" draw:layer="layout" svg:width="0.452cm" svg:height="1.032cm" svg:x="9.584cm" svg:y="2.964cm" svg:viewBox="0 0 453 1033" svg:d="M0 79c100-53 353-26 453-79 0 318 0 1033 0 1033 0-360-353-689-453-954z">
            <text:p/>
          </draw:path>
          <draw:path draw:style-name="gr3" draw:text-style-name="P1" draw:layer="layout" svg:width="0.686cm" svg:height="0.86cm" svg:x="9.391cm" svg:y="2.249cm" svg:viewBox="0 0 687 861" svg:d="M302 0c257 0 339 289 339 448s157 347-109 397c-266 51-532-9-532-369s45-476 302-476z">
            <text:p/>
          </draw:path>
          <draw:path draw:style-name="gr4" draw:text-style-name="P1" draw:layer="layout" svg:width="1.057cm" svg:height="1.27cm" svg:x="9.433cm" svg:y="1.535cm" svg:viewBox="0 0 1058 1271" svg:d="M604 0c257 0 454 0 454 555 0 556-197 716-454 716-256 0-604-356-604-716s348-555 604-555z">
            <text:p/>
          </draw:path>
          <draw:path draw:style-name="gr5" draw:text-style-name="P1" draw:layer="layout" svg:width="1.281cm" svg:height="1.202cm" svg:x="9.182cm" svg:y="1.216cm" svg:viewBox="0 0 1282 1203" svg:d="M553 0c302 0 756 0 728 318-153 144-648 37-728 159-240 364 151 953-453 635-303-715 151-1112 453-1112z">
            <text:p/>
          </draw:path>
          <draw:path draw:style-name="gr6" draw:text-style-name="P1" draw:layer="layout" svg:width="1.784cm" svg:height="1.162cm" svg:x="10.491cm" svg:y="3.044cm" svg:viewBox="0 0 1785 1163" svg:d="M907 0c906 0 878 533 878 1010-302 318-1483 102-1785-295 151-318 0-715 907-715z">
            <text:p/>
          </draw:path>
          <draw:path draw:style-name="gr7" draw:text-style-name="P1" draw:layer="layout" svg:width="0.452cm" svg:height="0.794cm" svg:x="10.944cm" svg:y="3.282cm" svg:viewBox="0 0 453 795" svg:d="M0 0c151 79 353 53 453 0-302 238-453 795-453 795 0-360 0-477 0-795z">
            <text:p/>
          </draw:path>
          <draw:path draw:style-name="gr8" draw:text-style-name="P1" draw:layer="layout" svg:width="0.625cm" svg:height="0.656cm" svg:x="10.944cm" svg:y="2.646cm" svg:viewBox="0 0 626 657" svg:d="M453 0c257 0 151 238 151 397s-302 318-453 239c-151-80-151-80-151-318 0-239 197-318 453-318z">
            <text:p/>
          </draw:path>
          <draw:path draw:style-name="gr9" draw:text-style-name="P1" draw:layer="layout" svg:width="0.906cm" svg:height="1.032cm" svg:x="10.642cm" svg:y="2.011cm" svg:viewBox="0 0 907 1033" svg:d="M453 0c257 0 454 79 454 397s-197 636-454 636c-256 0-453-276-453-636s197-397 453-397z">
            <text:p/>
          </draw:path>
          <draw:path draw:style-name="gr10" draw:text-style-name="P1" draw:layer="layout" svg:width="1.262cm" svg:height="1.453cm" svg:x="10.641cm" svg:y="1.613cm" svg:viewBox="0 0 1263 1454" svg:d="M808 0c-302 0-835 79-807 397 153 145 675 38 756 159 240 364-52 1033 302 874 453-794 51-1430-251-1430z">
            <text:p/>
          </draw:path>
          <draw:path draw:style-name="gr11" draw:text-style-name="P1" draw:layer="layout" svg:width="3.695cm" svg:height="2.949cm" svg:x="8.579cm" svg:y="1.216cm" svg:viewBox="0 0 3696 2950" svg:d="M1155 0c302 0 784 0 756 318-11 29-101 53-151 79 302 557 0 1192-303 1192 303 80 500 268 566 580 60-186 205-282 341-262l-4-116c-315-163-410-733-147-917 0 0-192-31-151-79-45-386 859-461 951-361 265 108 495 895 80 1441 627-30 601 757 603 963-689 251-1455 38-1741-237-445 336-1558 443-1949 164-51-600 236-1189 798-1235-4-129 25-230 25-363-50-26-90-21-127-55-302-715 151-1112 453-1112z">
            <text:p/>
          </draw:path>
        </draw:g>
        <draw:frame draw:style-name="gr12" draw:text-style-name="P2" draw:layer="layout" svg:width="2.068cm" svg:height="0.886cm" svg:x="9.544cm" svg:y="3.137cm">
          <draw:text-box>
            <text:p><text:span text:style-name="T1">Users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3" draw:text-style-name="P3" draw:layer="layout" svg:width="2.443cm" svg:height="1.665cm" svg:x="10.991cm" svg:y="8.636cm" svg:viewBox="0 0 2444 1666" svg:d="M2 1666c203 0 2442-1036 2442-1351s-314-315-518-315c0 135-1998 675-1924 1666z">
            <text:p/>
          </draw:path>
          <draw:g>
            <draw:polygon draw:style-name="gr14" draw:text-style-name="P3" draw:layer="layout" svg:width="2.589cm" svg:height="2.475cm" svg:x="8.255cm" svg:y="7.736cm" svg:viewBox="0 0 2590 2476" draw:points="0,900 0,0 2590,1576 2590,2476">
              <text:p/>
            </draw:polygon>
            <draw:polygon draw:style-name="gr15" draw:text-style-name="P3" draw:layer="layout" svg:width="2.219cm" svg:height="2.25cm" svg:x="10.846cm" svg:y="7.961cm" svg:viewBox="0 0 2220 2251" draw:points="0,2251 0,1351 2220,0 2220,900">
              <text:p/>
            </draw:polygon>
            <draw:polygon draw:style-name="gr16" draw:text-style-name="P3" draw:layer="layout" svg:width="4.81cm" svg:height="2.925cm" svg:x="8.255cm" svg:y="6.385cm" svg:viewBox="0 0 4811 2926" draw:points="2590,2926 0,1351 2220,0 4811,1576">
              <text:p/>
            </draw:polygon>
            <draw:line draw:style-name="gr17" draw:text-style-name="P3" draw:layer="layout" svg:x1="9.143cm" svg:y1="8.456cm" svg:x2="9.143cm" svg:y2="8.996cm">
              <text:p/>
            </draw:line>
            <draw:line draw:style-name="gr18" draw:text-style-name="P3" draw:layer="layout" svg:x1="10.771cm" svg:y1="9.608cm" svg:x2="9.587cm" svg:y2="8.888cm">
              <text:p/>
            </draw:line>
            <draw:line draw:style-name="gr19" draw:text-style-name="P3" draw:layer="layout" svg:x1="9.58cm" svg:y1="8.726cm" svg:x2="9.58cm" svg:y2="8.906cm">
              <text:p/>
            </draw:line>
            <draw:line draw:style-name="gr20" draw:text-style-name="P3" draw:layer="layout" svg:x1="10.765cm" svg:y1="9.447cm" svg:x2="10.765cm" svg:y2="9.627cm">
              <text:p/>
            </draw:line>
            <draw:line draw:style-name="gr21" draw:text-style-name="P3" draw:layer="layout" svg:x1="10.764cm" svg:y1="9.446cm" svg:x2="9.58cm" svg:y2="8.726cm">
              <text:p/>
            </draw:line>
            <draw:polygon draw:style-name="gr22" draw:text-style-name="P3" draw:layer="layout" svg:width="0.147cm" svg:height="0.269cm" svg:x="9.291cm" svg:y="8.546cm" svg:viewBox="0 0 148 270" draw:points="0,180 0,0 148,90 148,270">
              <text:p/>
            </draw:polygon>
            <draw:line draw:style-name="gr23" draw:text-style-name="P3" draw:layer="layout" svg:x1="8.995cm" svg:y1="8.366cm" svg:x2="8.995cm" svg:y2="8.906cm">
              <text:p/>
            </draw:line>
            <draw:line draw:style-name="gr24" draw:text-style-name="P3" draw:layer="layout" svg:x1="8.847cm" svg:y1="8.276cm" svg:x2="8.847cm" svg:y2="8.816cm">
              <text:p/>
            </draw:line>
            <draw:line draw:style-name="gr25" draw:text-style-name="P3" draw:layer="layout" svg:x1="8.699cm" svg:y1="8.186cm" svg:x2="8.699cm" svg:y2="8.726cm">
              <text:p/>
            </draw:line>
            <draw:line draw:style-name="gr26" draw:text-style-name="P3" draw:layer="layout" svg:x1="8.551cm" svg:y1="8.096cm" svg:x2="8.551cm" svg:y2="8.636cm">
              <text:p/>
            </draw:line>
            <draw:line draw:style-name="gr27" draw:text-style-name="P3" draw:layer="layout" svg:x1="8.403cm" svg:y1="8.006cm" svg:x2="8.403cm" svg:y2="8.546cm">
              <text:p/>
            </draw:line>
            <draw:polygon draw:style-name="gr28" draw:text-style-name="P3" draw:layer="layout" svg:width="0.147cm" svg:height="0.99cm" svg:x="8.107cm" svg:y="7.646cm" svg:viewBox="0 0 148 991" draw:points="0,900 0,0 148,90 148,991">
              <text:p/>
            </draw:polygon>
            <draw:polygon draw:style-name="gr29" draw:text-style-name="P3" draw:layer="layout" svg:width="0.147cm" svg:height="0.99cm" svg:x="10.846cm" svg:y="9.311cm" svg:viewBox="0 0 148 991" draw:points="0,900 0,0 148,90 148,991">
              <text:p/>
            </draw:polygon>
            <draw:polygon draw:style-name="gr30" draw:text-style-name="P3" draw:layer="layout" svg:width="4.958cm" svg:height="3.916cm" svg:x="8.107cm" svg:y="6.385cm" svg:viewBox="0 0 4959 3917" draw:points="0,2161 0,1261 148,1351 2368,0 4959,1576 4959,2476 2887,3737 2887,3917">
              <text:p/>
            </draw:polygon>
          </draw:g>
        </draw:g>
        <draw:g>
          <draw:g>
            <draw:polygon draw:style-name="gr31" draw:text-style-name="P3" draw:layer="layout" svg:width="0.295cm" svg:height="0.539cm" svg:x="12.252cm" svg:y="8.636cm" svg:viewBox="0 0 296 540" draw:points="0,540 0,180 296,0 296,360">
              <text:p/>
            </draw:polygon>
            <draw:polygon draw:style-name="gr32" draw:text-style-name="P3" draw:layer="layout" svg:width="0.295cm" svg:height="0.539cm" svg:x="11.956cm" svg:y="8.636cm" svg:viewBox="0 0 296 540" draw:points="0,360 0,0 296,180 296,540">
              <text:p/>
            </draw:polygon>
            <draw:polygon draw:style-name="gr33" draw:text-style-name="P3" draw:layer="layout" svg:width="0.591cm" svg:height="0.359cm" svg:x="11.956cm" svg:y="8.456cm" svg:viewBox="0 0 592 360" draw:points="296,360 0,180 296,0 592,180">
              <text:p/>
            </draw:polygon>
          </draw:g>
          <draw:g>
            <draw:polygon draw:style-name="gr34" draw:text-style-name="P3" draw:layer="layout" svg:width="0.295cm" svg:height="0.539cm" svg:x="11.808cm" svg:y="9.447cm" svg:viewBox="0 0 296 540" draw:points="0,540 0,180 296,0 296,360">
              <text:p/>
            </draw:polygon>
            <draw:polygon draw:style-name="gr35" draw:text-style-name="P3" draw:layer="layout" svg:width="0.295cm" svg:height="0.539cm" svg:x="11.512cm" svg:y="9.447cm" svg:viewBox="0 0 296 540" draw:points="0,360 0,0 296,180 296,540">
              <text:p/>
            </draw:polygon>
            <draw:polygon draw:style-name="gr36" draw:text-style-name="P3" draw:layer="layout" svg:width="0.591cm" svg:height="0.359cm" svg:x="11.512cm" svg:y="9.266cm" svg:viewBox="0 0 592 360" draw:points="296,360 0,180 296,0 592,180">
              <text:p/>
            </draw:polygon>
          </draw:g>
          <draw:g>
            <draw:polygon draw:style-name="gr37" draw:text-style-name="P3" draw:layer="layout" svg:width="0.295cm" svg:height="0.539cm" svg:x="12.696cm" svg:y="9.447cm" svg:viewBox="0 0 296 540" draw:points="0,540 0,180 296,0 296,360">
              <text:p/>
            </draw:polygon>
            <draw:polygon draw:style-name="gr38" draw:text-style-name="P3" draw:layer="layout" svg:width="0.295cm" svg:height="0.539cm" svg:x="12.4cm" svg:y="9.447cm" svg:viewBox="0 0 296 540" draw:points="0,360 0,0 296,180 296,540">
              <text:p/>
            </draw:polygon>
            <draw:polygon draw:style-name="gr39" draw:text-style-name="P3" draw:layer="layout" svg:width="0.591cm" svg:height="0.359cm" svg:x="12.4cm" svg:y="9.266cm" svg:viewBox="0 0 592 360" draw:points="296,360 0,180 296,0 592,180">
              <text:p/>
            </draw:polygon>
          </draw:g>
          <draw:g>
            <draw:polygon draw:style-name="gr40" draw:text-style-name="P3" draw:layer="layout" svg:width="0.295cm" svg:height="0.539cm" svg:x="12.252cm" svg:y="9.717cm" svg:viewBox="0 0 296 540" draw:points="0,540 0,180 296,0 296,360">
              <text:p/>
            </draw:polygon>
            <draw:polygon draw:style-name="gr41" draw:text-style-name="P3" draw:layer="layout" svg:width="0.295cm" svg:height="0.539cm" svg:x="11.956cm" svg:y="9.717cm" svg:viewBox="0 0 296 540" draw:points="0,360 0,0 296,180 296,540">
              <text:p/>
            </draw:polygon>
            <draw:polygon draw:style-name="gr42" draw:text-style-name="P3" draw:layer="layout" svg:width="0.591cm" svg:height="0.359cm" svg:x="11.956cm" svg:y="9.537cm" svg:viewBox="0 0 592 360" draw:points="296,360 0,180 296,0 592,180">
              <text:p/>
            </draw:polygon>
          </draw:g>
          <draw:g>
            <draw:polygon draw:style-name="gr43" draw:text-style-name="P3" draw:layer="layout" svg:width="0.295cm" svg:height="0.539cm" svg:x="12.696cm" svg:y="8.906cm" svg:viewBox="0 0 296 540" draw:points="0,540 0,180 296,0 296,360">
              <text:p/>
            </draw:polygon>
            <draw:polygon draw:style-name="gr44" draw:text-style-name="P3" draw:layer="layout" svg:width="0.295cm" svg:height="0.539cm" svg:x="12.4cm" svg:y="8.906cm" svg:viewBox="0 0 296 540" draw:points="0,360 0,0 296,180 296,540">
              <text:p/>
            </draw:polygon>
            <draw:polygon draw:style-name="gr45" draw:text-style-name="P3" draw:layer="layout" svg:width="0.591cm" svg:height="0.359cm" svg:x="12.4cm" svg:y="8.726cm" svg:viewBox="0 0 592 360" draw:points="296,360 0,180 296,0 592,180">
              <text:p/>
            </draw:polygon>
          </draw:g>
          <draw:g>
            <draw:polygon draw:style-name="gr46" draw:text-style-name="P3" draw:layer="layout" svg:width="0.295cm" svg:height="0.539cm" svg:x="11.808cm" svg:y="8.906cm" svg:viewBox="0 0 296 540" draw:points="0,540 0,180 296,0 296,360">
              <text:p/>
            </draw:polygon>
            <draw:polygon draw:style-name="gr47" draw:text-style-name="P3" draw:layer="layout" svg:width="0.295cm" svg:height="0.539cm" svg:x="11.512cm" svg:y="8.906cm" svg:viewBox="0 0 296 540" draw:points="0,360 0,0 296,180 296,540">
              <text:p/>
            </draw:polygon>
            <draw:polygon draw:style-name="gr48" draw:text-style-name="P3" draw:layer="layout" svg:width="0.591cm" svg:height="0.359cm" svg:x="11.512cm" svg:y="8.726cm" svg:viewBox="0 0 592 360" draw:points="296,360 0,180 296,0 592,180">
              <text:p/>
            </draw:polygon>
          </draw:g>
          <draw:g>
            <draw:polygon draw:style-name="gr49" draw:text-style-name="P3" draw:layer="layout" svg:width="0.295cm" svg:height="0.539cm" svg:x="12.252cm" svg:y="9.176cm" svg:viewBox="0 0 296 540" draw:points="0,540 0,180 296,0 296,360">
              <text:p/>
            </draw:polygon>
            <draw:polygon draw:style-name="gr50" draw:text-style-name="P3" draw:layer="layout" svg:width="0.295cm" svg:height="0.539cm" svg:x="11.956cm" svg:y="9.176cm" svg:viewBox="0 0 296 540" draw:points="0,360 0,0 296,180 296,540">
              <text:p/>
            </draw:polygon>
            <draw:polygon draw:style-name="gr51" draw:text-style-name="P3" draw:layer="layout" svg:width="0.591cm" svg:height="0.359cm" svg:x="11.956cm" svg:y="8.996cm" svg:viewBox="0 0 592 360" draw:points="296,360 0,180 296,0 592,180">
              <text:p/>
            </draw:polygon>
          </draw:g>
          <draw:polygon draw:style-name="gr52" draw:text-style-name="P3" draw:layer="layout" svg:width="1.479cm" svg:height="1.8cm" svg:x="11.512cm" svg:y="8.456cm" svg:viewBox="0 0 1480 1801" draw:points="0,1351 0,991 148,900 0,810 0,450 296,270 444,360 444,180 740,0 1036,180 1036,360 1184,270 1480,450 1480,810 1332,900 1480,991 1480,1351 1184,1531 1036,1441 1036,1621 740,1801 444,1621 444,1441 296,1531">
            <text:p/>
          </draw:polygon>
        </draw:g>
        <draw:frame draw:style-name="gr12" draw:text-style-name="P5" draw:layer="layout" svg:width="4.38cm" svg:height="1.521cm" svg:x="8.309cm" svg:y="7.133cm">
          <draw:text-box>
            <text:p text:style-name="P4"><text:span text:style-name="T1">Application</text:span></text:p>
            <text:p text:style-name="P4"><text:span text:style-name="T1">Load Balancer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53" draw:text-style-name="P3" draw:layer="layout" svg:width="2.088cm" svg:height="1.586cm" svg:x="6.863cm" svg:y="13.384cm" svg:viewBox="0 0 2089 1587" svg:d="M2 1587c173 0 2087-986 2087-1287 0-300-269-300-442-300 0 129-1709 644-1645 1587z">
            <text:p/>
          </draw:path>
          <draw:g>
            <draw:polygon draw:style-name="gr54" draw:text-style-name="P3" draw:layer="layout" svg:width="2.213cm" svg:height="2.359cm" svg:x="4.525cm" svg:y="12.526cm" svg:viewBox="0 0 2214 2360" draw:points="0,858 0,0 2214,1502 2214,2360">
              <text:p/>
            </draw:polygon>
            <draw:polygon draw:style-name="gr55" draw:text-style-name="P3" draw:layer="layout" svg:width="1.897cm" svg:height="2.144cm" svg:x="6.739cm" svg:y="12.74cm" svg:viewBox="0 0 1898 2145" draw:points="0,2145 0,1287 1898,0 1898,858">
              <text:p/>
            </draw:polygon>
            <draw:polygon draw:style-name="gr56" draw:text-style-name="P3" draw:layer="layout" svg:width="4.111cm" svg:height="2.788cm" svg:x="4.525cm" svg:y="11.238cm" svg:viewBox="0 0 4112 2789" draw:points="2214,2789 0,1287 1898,0 4112,1502">
              <text:p/>
            </draw:polygon>
            <draw:line draw:style-name="gr57" draw:text-style-name="P3" draw:layer="layout" svg:x1="5.284cm" svg:y1="13.212cm" svg:x2="5.284cm" svg:y2="13.727cm">
              <text:p/>
            </draw:line>
            <draw:line draw:style-name="gr58" draw:text-style-name="P3" draw:layer="layout" svg:x1="6.675cm" svg:y1="14.31cm" svg:x2="5.663cm" svg:y2="13.624cm">
              <text:p/>
            </draw:line>
            <draw:line draw:style-name="gr59" draw:text-style-name="P3" draw:layer="layout" svg:x1="5.657cm" svg:y1="13.469cm" svg:x2="5.657cm" svg:y2="13.641cm">
              <text:p/>
            </draw:line>
            <draw:line draw:style-name="gr60" draw:text-style-name="P3" draw:layer="layout" svg:x1="6.67cm" svg:y1="14.156cm" svg:x2="6.67cm" svg:y2="14.328cm">
              <text:p/>
            </draw:line>
            <draw:line draw:style-name="gr61" draw:text-style-name="P3" draw:layer="layout" svg:x1="6.669cm" svg:y1="14.155cm" svg:x2="5.657cm" svg:y2="13.469cm">
              <text:p/>
            </draw:line>
            <draw:polygon draw:style-name="gr62" draw:text-style-name="P3" draw:layer="layout" svg:width="0.126cm" svg:height="0.256cm" svg:x="5.41cm" svg:y="13.298cm" svg:viewBox="0 0 127 257" draw:points="0,172 0,0 127,86 127,257">
              <text:p/>
            </draw:polygon>
            <draw:line draw:style-name="gr63" draw:text-style-name="P3" draw:layer="layout" svg:x1="5.157cm" svg:y1="13.126cm" svg:x2="5.157cm" svg:y2="13.641cm">
              <text:p/>
            </draw:line>
            <draw:line draw:style-name="gr64" draw:text-style-name="P3" draw:layer="layout" svg:x1="5.031cm" svg:y1="13.04cm" svg:x2="5.031cm" svg:y2="13.555cm">
              <text:p/>
            </draw:line>
            <draw:line draw:style-name="gr65" draw:text-style-name="P3" draw:layer="layout" svg:x1="4.904cm" svg:y1="12.955cm" svg:x2="4.904cm" svg:y2="13.47cm">
              <text:p/>
            </draw:line>
            <draw:line draw:style-name="gr66" draw:text-style-name="P3" draw:layer="layout" svg:x1="4.778cm" svg:y1="12.869cm" svg:x2="4.778cm" svg:y2="13.384cm">
              <text:p/>
            </draw:line>
            <draw:line draw:style-name="gr67" draw:text-style-name="P3" draw:layer="layout" svg:x1="4.651cm" svg:y1="12.783cm" svg:x2="4.651cm" svg:y2="13.298cm">
              <text:p/>
            </draw:line>
            <draw:polygon draw:style-name="gr68" draw:text-style-name="P3" draw:layer="layout" svg:width="0.126cm" svg:height="0.943cm" svg:x="4.398cm" svg:y="12.44cm" svg:viewBox="0 0 127 944" draw:points="0,858 0,0 127,86 127,944">
              <text:p/>
            </draw:polygon>
            <draw:polygon draw:style-name="gr69" draw:text-style-name="P3" draw:layer="layout" svg:width="0.126cm" svg:height="0.943cm" svg:x="6.739cm" svg:y="14.027cm" svg:viewBox="0 0 127 944" draw:points="0,858 0,0 127,86 127,944">
              <text:p/>
            </draw:polygon>
            <draw:polygon draw:style-name="gr70" draw:text-style-name="P3" draw:layer="layout" svg:width="4.238cm" svg:height="3.732cm" svg:x="4.398cm" svg:y="11.238cm" svg:viewBox="0 0 4239 3733" draw:points="0,2059 0,1201 127,1287 2024,0 4239,1502 4239,2360 2467,3561 2467,3733">
              <text:p/>
            </draw:polygon>
          </draw:g>
        </draw:g>
        <draw:g>
          <draw:custom-shape draw:style-name="gr71" draw:text-style-name="P6" draw:layer="layout" svg:width="1.139cm" svg:height="1.33cm" svg:x="4.808cm" svg:y="13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2" draw:text-style-name="P3" draw:layer="layout" svg:width="0.695cm" svg:height="1.243cm" svg:x="5.061cm" svg:y="13.584cm" svg:viewBox="0 0 696 1244" draw:points="0,86 127,86 190,43 316,0 506,86 380,86 443,215 253,429 190,472 127,515 253,601 316,686 506,686 696,815 569,1073 380,1244 380,987 253,815 316,729 190,601 63,558 0,386">
            <text:p/>
          </draw:polygon>
          <draw:path draw:style-name="gr73" draw:text-style-name="P3" draw:layer="layout" svg:width="0.287cm" svg:height="0.566cm" svg:x="5.631cm" svg:y="13.661cm" svg:viewBox="0 0 288 567" svg:d="M253 567v-43l-63-129v-129l-63-171-127-86c127-86 380 472 253 558z">
            <text:p/>
          </draw:path>
          <draw:g>
            <draw:line draw:style-name="gr74" draw:text-style-name="P3" draw:layer="layout" svg:x1="5.314cm" svg:y1="14.399cm" svg:x2="5.251cm" svg:y2="14.099cm">
              <text:p/>
            </draw:line>
            <draw:line draw:style-name="gr75" draw:text-style-name="P3" draw:layer="layout" svg:x1="5.314cm" svg:y1="14.4cm" svg:x2="5.377cm" svg:y2="14.185cm">
              <text:p/>
            </draw:line>
            <draw:line draw:style-name="gr76" draw:text-style-name="P3" draw:layer="layout" svg:x1="5.441cm" svg:y1="14.4cm" svg:x2="5.378cm" svg:y2="14.185cm">
              <text:p/>
            </draw:line>
            <draw:line draw:style-name="gr77" draw:text-style-name="P3" draw:layer="layout" svg:x1="5.441cm" svg:y1="14.399cm" svg:x2="5.504cm" svg:y2="14.099cm">
              <text:p/>
            </draw:line>
          </draw:g>
          <draw:g>
            <draw:line draw:style-name="gr78" draw:text-style-name="P3" draw:layer="layout" svg:x1="5.694cm" svg:y1="14.399cm" svg:x2="5.631cm" svg:y2="14.099cm">
              <text:p/>
            </draw:line>
            <draw:line draw:style-name="gr79" draw:text-style-name="P3" draw:layer="layout" svg:x1="5.694cm" svg:y1="14.4cm" svg:x2="5.757cm" svg:y2="14.185cm">
              <text:p/>
            </draw:line>
            <draw:line draw:style-name="gr80" draw:text-style-name="P3" draw:layer="layout" svg:x1="5.82cm" svg:y1="14.4cm" svg:x2="5.757cm" svg:y2="14.185cm">
              <text:p/>
            </draw:line>
            <draw:line draw:style-name="gr81" draw:text-style-name="P3" draw:layer="layout" svg:x1="5.82cm" svg:y1="14.399cm" svg:x2="5.883cm" svg:y2="14.099cm">
              <text:p/>
            </draw:line>
          </draw:g>
          <draw:g>
            <draw:line draw:style-name="gr82" draw:text-style-name="P3" draw:layer="layout" svg:x1="4.934cm" svg:y1="14.399cm" svg:x2="4.871cm" svg:y2="14.099cm">
              <text:p/>
            </draw:line>
            <draw:line draw:style-name="gr83" draw:text-style-name="P3" draw:layer="layout" svg:x1="4.935cm" svg:y1="14.4cm" svg:x2="4.998cm" svg:y2="14.185cm">
              <text:p/>
            </draw:line>
            <draw:line draw:style-name="gr84" draw:text-style-name="P3" draw:layer="layout" svg:x1="5.061cm" svg:y1="14.4cm" svg:x2="4.998cm" svg:y2="14.185cm">
              <text:p/>
            </draw:line>
            <draw:line draw:style-name="gr85" draw:text-style-name="P3" draw:layer="layout" svg:x1="5.061cm" svg:y1="14.399cm" svg:x2="5.124cm" svg:y2="14.099cm">
              <text:p/>
            </draw:line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86" draw:text-style-name="P3" draw:layer="layout" svg:width="2.088cm" svg:height="1.586cm" svg:x="15.882cm" svg:y="13.42cm" svg:viewBox="0 0 2089 1587" svg:d="M2 1587c173 0 2087-986 2087-1287 0-300-269-300-442-300 0 129-1709 644-1645 1587z">
            <text:p/>
          </draw:path>
          <draw:g>
            <draw:polygon draw:style-name="gr87" draw:text-style-name="P3" draw:layer="layout" svg:width="2.213cm" svg:height="2.359cm" svg:x="13.544cm" svg:y="12.562cm" svg:viewBox="0 0 2214 2360" draw:points="0,858 0,0 2214,1502 2214,2360">
              <text:p/>
            </draw:polygon>
            <draw:polygon draw:style-name="gr88" draw:text-style-name="P3" draw:layer="layout" svg:width="1.897cm" svg:height="2.144cm" svg:x="15.758cm" svg:y="12.776cm" svg:viewBox="0 0 1898 2145" draw:points="0,2145 0,1287 1898,0 1898,858">
              <text:p/>
            </draw:polygon>
            <draw:polygon draw:style-name="gr89" draw:text-style-name="P3" draw:layer="layout" svg:width="4.111cm" svg:height="2.788cm" svg:x="13.544cm" svg:y="11.274cm" svg:viewBox="0 0 4112 2789" draw:points="2214,2789 0,1287 1898,0 4112,1502">
              <text:p/>
            </draw:polygon>
            <draw:line draw:style-name="gr90" draw:text-style-name="P3" draw:layer="layout" svg:x1="14.303cm" svg:y1="13.248cm" svg:x2="14.303cm" svg:y2="13.763cm">
              <text:p/>
            </draw:line>
            <draw:line draw:style-name="gr91" draw:text-style-name="P3" draw:layer="layout" svg:x1="15.694cm" svg:y1="14.346cm" svg:x2="14.682cm" svg:y2="13.66cm">
              <text:p/>
            </draw:line>
            <draw:line draw:style-name="gr92" draw:text-style-name="P3" draw:layer="layout" svg:x1="14.676cm" svg:y1="13.505cm" svg:x2="14.676cm" svg:y2="13.677cm">
              <text:p/>
            </draw:line>
            <draw:line draw:style-name="gr93" draw:text-style-name="P3" draw:layer="layout" svg:x1="15.689cm" svg:y1="14.192cm" svg:x2="15.689cm" svg:y2="14.364cm">
              <text:p/>
            </draw:line>
            <draw:line draw:style-name="gr94" draw:text-style-name="P3" draw:layer="layout" svg:x1="15.688cm" svg:y1="14.191cm" svg:x2="14.676cm" svg:y2="13.505cm">
              <text:p/>
            </draw:line>
            <draw:polygon draw:style-name="gr95" draw:text-style-name="P3" draw:layer="layout" svg:width="0.126cm" svg:height="0.256cm" svg:x="14.429cm" svg:y="13.334cm" svg:viewBox="0 0 127 257" draw:points="0,172 0,0 127,86 127,257">
              <text:p/>
            </draw:polygon>
            <draw:line draw:style-name="gr96" draw:text-style-name="P3" draw:layer="layout" svg:x1="14.176cm" svg:y1="13.162cm" svg:x2="14.176cm" svg:y2="13.677cm">
              <text:p/>
            </draw:line>
            <draw:line draw:style-name="gr97" draw:text-style-name="P3" draw:layer="layout" svg:x1="14.05cm" svg:y1="13.076cm" svg:x2="14.05cm" svg:y2="13.591cm">
              <text:p/>
            </draw:line>
            <draw:line draw:style-name="gr98" draw:text-style-name="P3" draw:layer="layout" svg:x1="13.923cm" svg:y1="12.991cm" svg:x2="13.923cm" svg:y2="13.506cm">
              <text:p/>
            </draw:line>
            <draw:line draw:style-name="gr99" draw:text-style-name="P3" draw:layer="layout" svg:x1="13.797cm" svg:y1="12.905cm" svg:x2="13.797cm" svg:y2="13.42cm">
              <text:p/>
            </draw:line>
            <draw:line draw:style-name="gr100" draw:text-style-name="P3" draw:layer="layout" svg:x1="13.67cm" svg:y1="12.819cm" svg:x2="13.67cm" svg:y2="13.334cm">
              <text:p/>
            </draw:line>
            <draw:polygon draw:style-name="gr101" draw:text-style-name="P3" draw:layer="layout" svg:width="0.126cm" svg:height="0.943cm" svg:x="13.417cm" svg:y="12.476cm" svg:viewBox="0 0 127 944" draw:points="0,858 0,0 127,86 127,944">
              <text:p/>
            </draw:polygon>
            <draw:polygon draw:style-name="gr102" draw:text-style-name="P3" draw:layer="layout" svg:width="0.126cm" svg:height="0.943cm" svg:x="15.758cm" svg:y="14.063cm" svg:viewBox="0 0 127 944" draw:points="0,858 0,0 127,86 127,944">
              <text:p/>
            </draw:polygon>
            <draw:polygon draw:style-name="gr103" draw:text-style-name="P3" draw:layer="layout" svg:width="4.238cm" svg:height="3.732cm" svg:x="13.417cm" svg:y="11.274cm" svg:viewBox="0 0 4239 3733" draw:points="0,2059 0,1201 127,1287 2024,0 4239,1502 4239,2360 2467,3561 2467,3733">
              <text:p/>
            </draw:polygon>
          </draw:g>
        </draw:g>
        <draw:g>
          <draw:custom-shape draw:style-name="gr104" draw:text-style-name="P6" draw:layer="layout" svg:width="1.139cm" svg:height="1.33cm" svg:x="16.327cm" svg:y="13.6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5" draw:text-style-name="P3" draw:layer="layout" svg:width="0.695cm" svg:height="1.243cm" svg:x="16.58cm" svg:y="13.72cm" svg:viewBox="0 0 696 1244" draw:points="0,86 127,86 190,43 316,0 506,86 380,86 443,215 253,429 190,472 127,515 253,601 316,686 506,686 696,815 569,1073 380,1244 380,987 253,815 316,729 190,601 63,558 0,386">
            <text:p/>
          </draw:polygon>
          <draw:path draw:style-name="gr106" draw:text-style-name="P3" draw:layer="layout" svg:width="0.287cm" svg:height="0.566cm" svg:x="17.15cm" svg:y="13.797cm" svg:viewBox="0 0 288 567" svg:d="M253 567v-43l-63-129v-129l-63-171-127-86c127-86 380 472 253 558z">
            <text:p/>
          </draw:path>
          <draw:g>
            <draw:line draw:style-name="gr107" draw:text-style-name="P3" draw:layer="layout" svg:x1="16.833cm" svg:y1="14.535cm" svg:x2="16.77cm" svg:y2="14.235cm">
              <text:p/>
            </draw:line>
            <draw:line draw:style-name="gr108" draw:text-style-name="P3" draw:layer="layout" svg:x1="16.833cm" svg:y1="14.536cm" svg:x2="16.896cm" svg:y2="14.321cm">
              <text:p/>
            </draw:line>
            <draw:line draw:style-name="gr109" draw:text-style-name="P3" draw:layer="layout" svg:x1="16.96cm" svg:y1="14.536cm" svg:x2="16.897cm" svg:y2="14.321cm">
              <text:p/>
            </draw:line>
            <draw:line draw:style-name="gr110" draw:text-style-name="P3" draw:layer="layout" svg:x1="16.96cm" svg:y1="14.535cm" svg:x2="17.023cm" svg:y2="14.235cm">
              <text:p/>
            </draw:line>
          </draw:g>
          <draw:g>
            <draw:line draw:style-name="gr111" draw:text-style-name="P3" draw:layer="layout" svg:x1="17.213cm" svg:y1="14.535cm" svg:x2="17.15cm" svg:y2="14.235cm">
              <text:p/>
            </draw:line>
            <draw:line draw:style-name="gr112" draw:text-style-name="P3" draw:layer="layout" svg:x1="17.213cm" svg:y1="14.536cm" svg:x2="17.276cm" svg:y2="14.321cm">
              <text:p/>
            </draw:line>
            <draw:line draw:style-name="gr113" draw:text-style-name="P3" draw:layer="layout" svg:x1="17.339cm" svg:y1="14.536cm" svg:x2="17.276cm" svg:y2="14.321cm">
              <text:p/>
            </draw:line>
            <draw:line draw:style-name="gr114" draw:text-style-name="P3" draw:layer="layout" svg:x1="17.339cm" svg:y1="14.535cm" svg:x2="17.402cm" svg:y2="14.235cm">
              <text:p/>
            </draw:line>
          </draw:g>
          <draw:g>
            <draw:line draw:style-name="gr115" draw:text-style-name="P3" draw:layer="layout" svg:x1="16.453cm" svg:y1="14.535cm" svg:x2="16.39cm" svg:y2="14.235cm">
              <text:p/>
            </draw:line>
            <draw:line draw:style-name="gr116" draw:text-style-name="P3" draw:layer="layout" svg:x1="16.454cm" svg:y1="14.536cm" svg:x2="16.517cm" svg:y2="14.321cm">
              <text:p/>
            </draw:line>
            <draw:line draw:style-name="gr117" draw:text-style-name="P3" draw:layer="layout" svg:x1="16.58cm" svg:y1="14.536cm" svg:x2="16.517cm" svg:y2="14.321cm">
              <text:p/>
            </draw:line>
            <draw:line draw:style-name="gr118" draw:text-style-name="P3" draw:layer="layout" svg:x1="16.58cm" svg:y1="14.535cm" svg:x2="16.643cm" svg:y2="14.235cm">
              <text:p/>
            </draw:line>
          </draw:g>
        </draw:g>
        <draw:frame draw:style-name="gr119" draw:text-style-name="P4" draw:layer="layout" svg:width="2.667cm" svg:height="0.457cm" draw:transform="rotate (-1.5707963267949) translate (10.755cm 3.794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3.394cm" svg:height="0.397cm" draw:transform="skewX (-0.00244346095279211) rotate (-2.26473923738784) translate (9.611cm 9.465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19" draw:text-style-name="P4" draw:layer="layout" svg:width="2.982cm" svg:height="0.349cm" draw:transform="rotate (-0.785398163397448) translate (12.623cm 9.763cm)">
          <draw:image xlink:href="Pictures/100002E200000887000004FF98900CBD.svg" xlink:type="simple" xlink:show="embed" xlink:actuate="onLoad">
            <text:p/>
          </draw:image>
          <draw:image xlink:href="Pictures/100002010000005200000030C17045EC.png" xlink:type="simple" xlink:show="embed" xlink:actuate="onLoad"/>
        </draw:frame>
        <draw:frame draw:style-name="gr12" draw:text-style-name="P2" draw:layer="layout" svg:width="3.347cm" svg:height="0.886cm" svg:x="13.972cm" svg:y="12.192cm">
          <draw:text-box>
            <text:p><text:span text:style-name="T1">Rails-app2</text:span></text:p>
          </draw:text-box>
        </draw:frame>
        <draw:frame draw:style-name="gr12" draw:text-style-name="P2" draw:layer="layout" svg:width="3.347cm" svg:height="0.886cm" svg:x="4.973cm" svg:y="12.192cm">
          <draw:text-box>
            <text:p><text:span text:style-name="T1">Rails-app1</text:span></text:p>
          </draw:text-box>
        </draw:frame>
        <draw:frame draw:style-name="gr120" draw:layer="layout" svg:width="0.502cm" svg:height="1.195cm" svg:x="9.276cm" svg:y="13.954cm">
          <draw:text-box>
            <text:p/>
          </draw:text-box>
        </draw:frame>
        <draw:frame draw:style-name="gr119" draw:text-style-name="P4" draw:layer="layout" svg:width="7.011cm" svg:height="1.318cm" svg:x="7.473cm" svg:y="15.036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121" draw:text-style-name="P4" draw:layer="layout" svg:width="7.011cm" svg:height="1.318cm" svg:x="8.105cm" svg:y="15.065cm">
          <draw:image xlink:href="Pictures/1000037100001D7900000BB015E29A52.svg" xlink:type="simple" xlink:show="embed" xlink:actuate="onLoad">
            <text:p/>
          </draw:image>
          <draw:image xlink:href="Pictures/100002010000011D0000007148FB6BDC.png" xlink:type="simple" xlink:show="embed" xlink:actuate="onLoad"/>
        </draw:frame>
        <draw:frame draw:style-name="gr12" draw:text-style-name="P2" draw:layer="layout" svg:width="3.533cm" svg:height="0.886cm" svg:x="9.676cm" svg:y="15.246cm">
          <draw:text-box>
            <text:p><text:span text:style-name="T1">Replication</text:span></text:p>
          </draw:text-box>
        </draw:frame>
        <draw:g>
          <draw:custom-shape draw:style-name="gr122" draw:text-style-name="P3" draw:layer="layout" svg:width="1.143cm" svg:height="1.549cm" svg:x="7.423cm" svg:y="13.473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123" draw:text-style-name="P3" draw:layer="layout" svg:width="1.143cm" svg:height="0.491cm" svg:x="7.423cm" svg:y="13.4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24" draw:text-style-name="P3" draw:layer="layout" svg:width="1.143cm" svg:height="1.549cm" svg:x="13.859cm" svg:y="13.509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125" draw:text-style-name="P3" draw:layer="layout" svg:width="1.143cm" svg:height="0.491cm" svg:x="13.859cm" svg:y="13.5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eyscale_20_Linear_20_B" draw:display-name="Greyscale Linear B" draw:style="linear" draw:start-color="#000000" draw:end-color="#ffffff" draw:start-intensity="100%" draw:end-intensity="100%" draw:angle="1800" draw:border="10%"/>
    <draw:gradient draw:name="Light_20_Blue_20_Axial_20_H" draw:display-name="Light Blue Axial H" draw:style="axial" draw:start-color="#e9f6fc" draw:end-color="#93d4f0" draw:start-intensity="100%" draw:end-intensity="100%" draw:angle="900" draw:border="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L" draw:display-name="Light Purple Linear L" draw:style="linear" draw:start-color="#c893c7" draw:end-color="#f4e9f3" draw:start-intensity="100%" draw:end-intensity="100%" draw:angle="900" draw:border="10%"/>
    <draw:gradient draw:name="Light_20_Purple_20_Linear_20_T" draw:display-name="Light Purple Linear T" draw:style="linear" draw:start-color="#c893c7" draw:end-color="#f4e9f3" draw:start-intensity="100%" draw:end-intensity="100%" draw:angle="0" draw:border="10%"/>
    <draw:gradient draw:name="Light_20_Purple_20_Square_20_BR" draw:display-name="Light Purple Square BR" draw:style="square" draw:cx="30%" draw:cy="30%" draw:start-color="#c893c7" draw:end-color="#f4e9f3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00:16:27.693271768</meta:creation-date>
    <dc:date>2014-07-01T00:57:50.390264156</dc:date>
    <meta:editing-duration>PT1M14S</meta:editing-duration>
    <meta:editing-cycles>1</meta:editing-cycles>
    <meta:generator>LibreOffice/4.2.3.3$Linux_X86_64 LibreOffice_project/420m0$Build-3</meta:generator>
    <meta:document-statistic meta:object-count="157"/>
  </office:meta>
</office:document-meta>
</file>